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d4d7" officeooo:paragraph-rsid="0018d4d7"/>
    </style:style>
    <style:style style:name="P2" style:family="paragraph" style:parent-style-name="Standard">
      <style:paragraph-properties fo:text-align="start" style:justify-single-word="false"/>
      <style:text-properties officeooo:rsid="0018d4d7" officeooo:paragraph-rsid="0018d4d7"/>
    </style:style>
    <style:style style:name="P3" style:family="paragraph" style:parent-style-name="Standard">
      <style:paragraph-properties fo:text-align="start" style:justify-single-word="false"/>
      <style:text-properties officeooo:rsid="001b409c" officeooo:paragraph-rsid="001b409c"/>
    </style:style>
    <style:style style:name="P4" style:family="paragraph" style:parent-style-name="Standard">
      <style:paragraph-properties fo:text-align="start" style:justify-single-word="false"/>
      <style:text-properties officeooo:rsid="001c83b2" officeooo:paragraph-rsid="001c83b2"/>
    </style:style>
    <style:style style:name="P5" style:family="paragraph" style:parent-style-name="Standard">
      <style:paragraph-properties fo:text-align="start" style:justify-single-word="false"/>
      <style:text-properties officeooo:rsid="001da185" officeooo:paragraph-rsid="001da185"/>
    </style:style>
    <style:style style:name="P6" style:family="paragraph" style:parent-style-name="Standard">
      <style:paragraph-properties fo:text-align="start" style:justify-single-word="false"/>
      <style:text-properties officeooo:rsid="001da185" officeooo:paragraph-rsid="001da185"/>
    </style:style>
    <style:style style:name="P7" style:family="paragraph" style:parent-style-name="Standard">
      <style:paragraph-properties fo:text-align="center" style:justify-single-word="false"/>
      <style:text-properties officeooo:rsid="001da185" officeooo:paragraph-rsid="001da185"/>
    </style:style>
    <style:style style:name="P8" style:family="paragraph" style:parent-style-name="Standard">
      <style:paragraph-properties fo:text-align="start" style:justify-single-word="false"/>
      <style:text-properties officeooo:rsid="00209e66" officeooo:paragraph-rsid="00209e66"/>
    </style:style>
    <style:style style:name="T1" style:family="text">
      <style:text-properties officeooo:rsid="00191666"/>
    </style:style>
    <style:style style:name="T2" style:family="text">
      <style:text-properties officeooo:rsid="001edf13"/>
    </style:style>
    <style:style style:name="T3" style:family="text">
      <style:text-properties officeooo:rsid="001f96d2"/>
    </style:style>
    <style:style style:name="T4" style:family="text">
      <style:text-properties officeooo:rsid="002289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ULARITé</text:p>
      <text:p text:style-name="P1"/>
      <text:p text:style-name="P2">1) Découper le programmme <text:span text:style-name="T3">en thème</text:span></text:p>
      <text:p text:style-name="P2">2)Réduire la complexité</text:p>
      <text:p text:style-name="P2">3)Travail en équipe</text:p>
      <text:p text:style-name="P2"/>
      <text:p text:style-name="P2">gcc fic.c -o fic -Wall → l'option -o sert à générer l'exécutable choisi </text:p>
      <text:p text:style-name="P2"><text:tab/><text:span text:style-name="T1">ex : 2 fichier source C unitaires</text:span></text:p>
      <text:p text:style-name="P2">saverecup.c <text:tab/>datevalidite.c</text:p>
      <text:p text:style-name="P2"/>
      <text:p text:style-name="P2">saverecup.o<text:tab/>datevalidite.o</text:p>
      <text:p text:style-name="P2"/>
      <text:p text:style-name="P2"><text:tab/>DV</text:p>
      <text:p text:style-name="P2"/>
      <text:p text:style-name="P2">&gt;gcc -c saverecup.c -Wall</text:p>
      <text:p text:style-name="P2"><text:tab/>Construction de saverecup.o</text:p>
      <text:p text:style-name="P2"/>
      <text:p text:style-name="P2">&gt;gcc -c datevalidite.c -Wall</text:p>
      <text:p text:style-name="P2"><text:tab/>Construction de datevalidite.o</text:p>
      <text:p text:style-name="P2"/>
      <text:p text:style-name="P2">&gt;gcc -o DV saverecup.o datevalidite.o</text:p>
      <text:p text:style-name="P2"><text:tab/>Création de l'éxécutable DV<text:tab/><text:span text:style-name="T1">(Intégration des 2 files)</text:span></text:p>
      <text:p text:style-name="P2"/>
      <text:p text:style-name="P2"/>
      <text:p text:style-name="P2"/>
      <text:p text:style-name="P3">Possibilité de déclarer des protoypes de fonctions ou structure dans un fichier.h (fichier en dehors du module courant)  s'écrit  exemple: <text:s/></text:p>
      <text:p text:style-name="P3"><text:tab/><text:tab/><text:tab/><text:tab/>#include « (ou/path du dossier relatif)structnoeud.h »</text:p>
      <text:p text:style-name="P3"><text:tab/><text:tab/>-→sans le path le .h est déclarer dans un dossier courant </text:p>
      <text:p text:style-name="P3"/>
      <text:p text:style-name="P3"/>
      <text:p text:style-name="P3"/>
      <text:p text:style-name="P5">Makefile :</text:p>
      <text:p text:style-name="P5"><text:tab/>script</text:p>
      <text:p text:style-name="P5"><text:tab/>« make » pour le makefile lancer</text:p>
      <text:p text:style-name="P5"><text:tab/>« &gt;make -f &lt;monmakefile&gt; » pour lancer un makefile spécifique <text:span text:style-name="T2">parmi plusieurs makefiles.</text:span></text:p>
      <text:p text:style-name="P5"/>
      <text:p text:style-name="P5"/>
      <text:p text:style-name="P7">----------------------------------------</text:p>
      <text:p text:style-name="P8"/>
      <text:p text:style-name="P8"/>
      <text:p text:style-name="P8">1/ Générations des .h <text:s/>-&gt; Séparer <text:span text:style-name="T4">les</text:span> fonctions et leur prototypes d<text:span text:style-name="T4">es</text:span> .c en &lt;nom&gt;.h (en bibliothèque, en "thème" à donner)</text:p>
      <text:p text:style-name="P8"/>
      <text:p text:style-name="P8"/>
      <text:p text:style-name="P8">2/ Ecrire le script en 3/ dans un fichier appelé "makefile..."</text:p>
      <text:p text:style-name="P8"/>
      <text:p text:style-name="P8">3/ Actions en shell pour réunir nos modules touts nos .c / .h / .o :</text:p>
      <text:p text:style-name="P8"/>
      <text:p text:style-name="P8">Script:</text:p>
      <text:p text:style-name="P8"/>
      <text:p text:style-name="P8">DV:&lt;module1.c module1.h module1.o module2.c...moduleN.c moduleN.h &gt;</text:p>
      <text:p text:style-name="P8"><text:soft-page-break/><text:tab/>Ne pas mettre les .h en-dessous mais tous les autres (.c, .o)</text:p>
      <text:p text:style-name="P8"><text:tab/>gcc module1.c module1.o ... moduleN.c save.o -o DV</text:p>
      <text:p text:style-name="P8">&lt;nomprotypefonction&gt;.o:&lt;nomprotypefonction&gt;.c &lt;nomprotypefonction&gt;.h &lt;header&gt;.h</text:p>
      <text:p text:style-name="P8"><text:tab/>gcc -c traiteliste.c -Wall</text:p>
      <text:p text:style-name="P8">save.o:save.c save.h &lt;header&gt;.h<text:tab/><text:tab/><text:tab/>//header du code .c initial (prototypes fonctions, structures,...)</text:p>
      <text:p text:style-name="P8"><text:tab/>gcc -c -Wall save.c</text:p>
      <text:p text:style-name="P8">clean:</text:p>
      <text:p text:style-name="P8"><text:tab/>rm -f *.o DV</text:p>
      <text:p text:style-name="P8"/>
      <text:p text:style-name="P8"/>
      <text:p text:style-name="P8">4/Exécuter le script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6T14:30:41.551980385</meta:creation-date>
    <dc:date>2016-05-30T21:58:32.306770771</dc:date>
    <meta:editing-duration>PT1H6M31S</meta:editing-duration>
    <meta:editing-cycles>7</meta:editing-cycles>
    <meta:generator>LibreOffice/4.4.5.2$Linux_X86_64 LibreOffice_project/40m0$Build-2</meta:generator>
    <meta:document-statistic meta:table-count="0" meta:image-count="0" meta:object-count="0" meta:page-count="2" meta:paragraph-count="37" meta:word-count="232" meta:character-count="1593" meta:non-whitespace-character-count="1369"/>
  </office:meta>
</office:document-meta>
</file>